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4JLogger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ger.warn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Log4JLogg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g4JLogger.trace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error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getInstance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ger.trace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format( Object m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4JLogger.debug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error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fatal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warn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ger.Log4JLogger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ger.fatal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g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ger.debug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info( Object message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info( Object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4JLogg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4JLogg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